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center" style:justify-single-word="false"/>
      <style:text-properties officeooo:rsid="0011ae36" officeooo:paragraph-rsid="0011ae36"/>
    </style:style>
    <style:style style:name="P3" style:family="paragraph" style:parent-style-name="Standard">
      <style:paragraph-properties fo:margin-top="0.0398in" fo:margin-bottom="0.0398in" loext:contextual-spacing="false" fo:line-height="150%" fo:text-align="start" style:justify-single-word="false"/>
      <style:text-properties officeooo:rsid="0011ae36" officeooo:paragraph-rsid="0011ae36"/>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6" style:family="paragraph" style:parent-style-name="Standard">
      <style:paragraph-properties fo:margin-top="0.0398in" fo:margin-bottom="0.0398in" loext:contextual-spacing="false" fo:line-height="150%" fo:text-align="start" style:justify-single-word="false"/>
      <style:text-properties officeooo:rsid="0012058d" officeooo:paragraph-rsid="0012058d"/>
    </style:style>
    <style:style style:name="P7" style:family="paragraph" style:parent-style-name="Standard">
      <style:paragraph-properties fo:margin-top="0.0398in" fo:margin-bottom="0.0398in" loext:contextual-spacing="false" fo:line-height="150%" fo:text-align="start" style:justify-single-word="false"/>
      <style:text-properties fo:font-weight="normal" officeooo:rsid="0012058d" officeooo:paragraph-rsid="0012058d" style:font-weight-asian="normal" style:font-weight-complex="normal"/>
    </style:style>
    <style:style style:name="P8" style:family="paragraph" style:parent-style-name="Standard">
      <style:paragraph-properties fo:margin-top="0.0398in" fo:margin-bottom="0.0398in" loext:contextual-spacing="false" fo:line-height="150%" fo:text-align="start" style:justify-single-word="false"/>
      <style:text-properties officeooo:rsid="00136dec" officeooo:paragraph-rsid="00136dec"/>
    </style:style>
    <style:style style:name="P9" style:family="paragraph" style:parent-style-name="Standard">
      <style:paragraph-properties fo:margin-top="0.0398in" fo:margin-bottom="0.0398in" loext:contextual-spacing="false" fo:line-height="150%" fo:text-align="start" style:justify-single-word="false"/>
      <style:text-properties officeooo:rsid="0016d64e" officeooo:paragraph-rsid="0016d64e"/>
    </style:style>
    <style:style style:name="T1" style:family="text">
      <style:text-properties fo:font-style="italic" style:font-style-asian="italic" style:font-style-complex="italic"/>
    </style:style>
    <style:style style:name="T2" style:family="text">
      <style:text-properties officeooo:rsid="0012a2a2"/>
    </style:style>
    <style:style style:name="T3" style:family="text">
      <style:text-properties officeooo:rsid="00189b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ek 1 &amp; Week 2</text:p>
      <text:p text:style-name="P5">Introduction</text:p>
      <text:p text:style-name="P7"/>
      <text:p text:style-name="P4">Part 0 – Fundamentals of Web apps</text:p>
      <text:p text:style-name="P6"><text:span text:style-name="T1">Part 0a</text:span> is course info: prerequisites, course materials, and info for those who wish to be certified in the course (I won’t be doing this, as I’m focusing on myself and UMKC course credits). No knowledge of JavaScript or the other topics in this course is required. Another part of 0a talks about getting the developing tools set up. I’ve installed (or already had installed): Chrome, Firefox, git, VSCode, and NodeJS (npm/npx with it). I will be developing on Ubuntu 20.04 with the terminal for most tasks rather than GUI tools as this is my preferred developer environment; however, I have a laptop with Windows 10 that I may use if I’m not able to use my desktop PC for some reason.</text:p>
      <text:p text:style-name="P6">Part 0b <text:span text:style-name="T2">is where course material begins. This part has introductory material explaining web technology: HTTP requests and methods, using developer tools within the browser, and how a web server returns data requested by the user. This part also illustrates several pieces of code, however, it’s not expected for the learner to understand every piece of it yet.</text:span></text:p>
      <text:p text:style-name="P8">For me, part 0 is mostly a refresher of the basics of web technologies which I was already well-versed in. It’s important to have a good grasp on these concepts, however, as knowing correct terminology and design is vital in today’s programming in cooperative environments, <text:span text:style-name="T3">especially with how intensive software engineering technical interviews are today.</text:span></text:p>
      <text:p text:style-name="P9">Exercises 0.1 through 0.3 were instructions to review HTML, CSS, and web forms through Mozilla documentation with no deliverables. The charts for exercises 0.4 through 0.6 can be found in the deliverables section below.</text:p>
      <text:p text:style-name="P9"/>
      <text:p text:style-name="P4">Part 1 – Introduction to React</text:p>
      <text:p text:style-name="P3"/>
      <text:p text:style-name="P5">Deliverab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8-18T12:32:32.289496694</dc:date>
    <meta:editing-duration>PT2M27S</meta:editing-duration>
    <meta:editing-cycles>4</meta:editing-cycles>
    <meta:generator>LibreOffice/6.4.7.2$Linux_X86_64 LibreOffice_project/40$Build-2</meta:generator>
    <meta:document-statistic meta:table-count="0" meta:image-count="0" meta:object-count="0" meta:page-count="1" meta:paragraph-count="10" meta:word-count="296" meta:character-count="1776" meta:non-whitespace-character-count="1487"/>
  </office:meta>
</office:document-meta>
</file>